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style:text-underline-style="solid" style:text-underline-type="double" style:text-underline-width="auto" style:text-underline-color="font-color" style:font-size-asian="12pt" style:font-size-complex="12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Heading_20_1">
      <style:text-properties style:font-name="Times New Roman" fo:font-size="12pt" style:font-size-asian="12pt" style:font-size-complex="12pt"/>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list-style-name="L7">
      <style:text-properties style:font-name="Times New Roman" fo:font-size="12pt" style:font-size-asian="12pt" style:font-size-complex="12pt"/>
    </style:style>
    <style:style style:name="P15"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Times New Roman" fo:font-size="12pt" style:font-name-asian="NimbusSanL-Regu" style:font-size-asian="12pt" style:font-name-complex="NimbusSanL-Regu"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style:font-name-asian="NimbusSanL-Regu" style:font-size-asian="12pt" style:font-weight-asian="normal" style:font-name-complex="NimbusSanL-Regu" style:font-size-complex="12pt" style:font-weight-complex="normal"/>
    </style:style>
    <style:style style:name="T5" style:family="text">
      <style:text-properties style:font-name="Times New Roman" fo:font-size="12pt" fo:font-weight="normal" style:font-name-asian="NimbusSanL-Bold" style:font-size-asian="12pt" style:font-weight-asian="normal" style:font-name-complex="NimbusSanL-Bold" style:font-size-complex="12pt" style:font-weight-complex="normal"/>
    </style:style>
    <style:style style:name="T6" style:family="text">
      <style:text-properties style:font-name="Times New Roman" fo:font-size="12pt" fo:font-style="italic" fo:font-weight="normal" style:font-name-asian="NimbusSanL-Bold" style:font-size-asian="12pt" style:font-style-asian="italic" style:font-weight-asian="normal" style:font-name-complex="NimbusSanL-Bold" style:font-size-complex="12pt" style:font-style-complex="italic" style:font-weight-complex="normal"/>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fying Databases and Programming Languages</text:h>
      <text:p text:style-name="Standard">This is inspired by our discussion of the paper "Issues in the Design of Object-Oriented Database Programming Languages" (Toby Bloom and Stanley B. Zdonik, see [1]). The authors point out several aspects where databases and programming languages collide. Resolving these collisions (many of which still exist) should result in a easier and more seamless integration of databases into applications. Two aspects mentioned by the authors where collisions occur are:</text:p>
      <text:list xml:id="list34674120" text:style-name="L1">
        <text:list-item>
          <text:p text:style-name="P6">Queries</text:p>
        </text:list-item>
        <text:list-item>
          <text:p text:style-name="P6">Concurrency / data sharing</text:p>
        </text:list-item>
      </text:list>
      <text:p text:style-name="Standard"/>
      <text:p text:style-name="Standard">Another aspects, which I think was not equally emphasized:</text:p>
      <text:list xml:id="list34655063" text:style-name="L2">
        <text:list-item>
          <text:p text:style-name="P7">Transactional nature. Normal programmers do not really think in terms of transactions, even though related patterns exist in parallel programming and in the notion of transactional memory. Also simple method calls can be considered as transactions of a kind, as methods tend to contain groups of dependent operations.</text:p>
        </text:list-item>
      </text:list>
      <text:p text:style-name="Standard"/>
      <text:p text:style-name="Standard">The conflicts occur because the programming languages and databases communities have come up with very different solutions to the underlying problems.</text:p>
      <text:p text:style-name="Standard"/>
      <text:p text:style-name="Standard">Some of these conflicts have been solved in projects such as PJama and others.</text:p>
      <text:p text:style-name="Standard"/>
      <text:p text:style-name="Standard">The following contains some discussion on the above three aspects and how the conflicting approaches in programming languages and databases can be brought together in order to achieve a more seamless integration of the two.</text:p>
      <text:p text:style-name="Standard"/>
      <text:h text:style-name="Heading_20_2" text:outline-level="2">Native queries</text:h>
      <text:p text:style-name="Standard">To solve the query conflict, one solution is obviously to avoid queries altogether. Transient data strucures work very well without queries, otherwise languages like C++ of Java would provide query capabilities similar to LINQ in C#. I don't think this is a shortcoming of these languages but rather indicates that LINQ is not that beneficial. So why do we have queries in databases?</text:p>
      <text:p text:style-name="Standard"/>
      <text:p text:style-name="Standard">Data access in C++/Java/... is done via navigation (browsing) through the data structure. This is further aided by efficient collections like HashMap or SortedMap which provide all the functionality that indexes provide in databases. My point here is that this is indeed all we need to perform efficient data access, and I don't think separate query languages are required here.</text:p>
      <text:p text:style-name="Standard"/>
      <text:p text:style-name="Standard">How would we implement such a native query for databases? Db4o provides a solution using filter functions, but I think this is not optimal in terms of usuability, as this is not how developers usually browse their data strucutre (but it is a viable option).</text:p>
      <text:p text:style-name="Standard">What I think is really missing from the database APIs that I can currently think of, is the ability to directly access indices as if they were collections. This would include definition or 'Comparable' classes that can be used to implement sorting on arbitrary attributes and attribute combinations. Having indices visible in the API would allow perfectly natural and native queries that are highly efficient. Indices would effectively look like standard Java Maps or Collections.</text:p>
      <text:p text:style-name="Standard"/>
      <text:p text:style-name="Standard">Advantages of native queries include:</text:p>
      <text:list xml:id="list34670660" text:style-name="L3">
        <text:list-item>
          <text:p text:style-name="P8">No need for developers to learn a second language</text:p>
        </text:list-item>
        <text:list-item>
          <text:p text:style-name="P8">Persistent data model == transient data model</text:p>
          <text:list>
            <text:list-item>
              <text:p text:style-name="P8">No mapping</text:p>
            </text:list-item>
            <text:list-item>
              <text:p text:style-name="P8">Easier to understand</text:p>
            </text:list-item>
            <text:list-item>
              <text:p text:style-name="P8"><text:soft-page-break/>Model and query written by same developer(s) -&gt; model should work optimal for existing queries and queries should be optimal for model.</text:p>
            </text:list-item>
          </text:list>
        </text:list-item>
        <text:list-item>
          <text:p text:style-name="P8">Compile time errors for most query errors.</text:p>
        </text:list-item>
        <text:list-item>
          <text:p text:style-name="P8">Native queries are refactored automatically when using refactoring tools from standard IDEs</text:p>
        </text:list-item>
      </text:list>
      <text:p text:style-name="Standard"/>
      <text:p text:style-name="Standard">Possible downsides:</text:p>
      <text:list xml:id="list34664165" text:style-name="L4">
        <text:list-item>
          <text:p text:style-name="P9"><text:span text:style-name="T9">Free-form queries</text:span> (queries textually entered through the user interface). Queries would have to be entered as Java code. This is probably not that different from entering free-form SQL queries, which ideally also come with syntax highlighting and syntax checking. Problem: in such a case the user would need to know which indices are defined to be able to write efficient queries.</text:p>
        </text:list-item>
        <text:list-item>
          <text:p text:style-name="P9"><text:span text:style-name="T9">Query optimization</text:span>. Generally, native queries are expected to be simpler and require less optimization than for example SQL queries. First, native queries are object oriented which means that some traditional join-type queries should not occur. Second, in-memory models tend to be de-normalized such that they provide shortcuts (also through special collections) such that the need for expensive joins is further reduced. Third, some queries seem to be hard to write in SQL, but much easier in plain Java, which makes optimization unnecessary in these cases as well (one example would be queries involving recursion). And forth, (this is somewhat biased) for picking the best index for query, from my experience with <text:span text:style-name="T10">memory data structures</text:span> (and databases) I can only say that I never had to think twice which HashMap/SortedMap to use to get at data. My experience is certainly biased, but I have the impression that the problem of chosing the right index is not that common.<text:line-break/>Another aspect is that complex queried including all joins can in theory be avoided by adapting the data model. This is not easily possible for dynamic free-form queries (see Model Optimization below), but should be possible for hard-coded queries. Even if these change later, the data model can and should be adapted. One hunch I have is that complex or inefficient queries tend to occur more often where query authors have little influence on data structure authors, for example in environment where query authors (developers) and model authors (DB administrator) are not the same person or do not even share an office. This should not occur in development with OODBMS, where database layout and queries are authored by the same people.<text:line-break/>Finally (which would solve this issue altogether) there is David Simmens proposal that native queries could be transferred to the server and translated to a language that the database could optimize. Obviously, this would be easier if native queries would consist only of filters, such as in db4o. See also [2].</text:p>
        </text:list-item>
        <text:list-item>
          <text:p text:style-name="P9"><text:span text:style-name="T9">Model optimization</text:span>. Model optimization is available in some databases, but not in any programming language that I'm aware of, except for features like runtime method inlining as in Java. <text:line-break/>Question: Would it make sense to think about optimization of the transient data model of applications?</text:p>
        </text:list-item>
        <text:list-item>
          <text:p text:style-name="P9"><text:span text:style-name="T9">Client side queries</text:span>. The natural location for executing native queries is on the client as part of normal application code execution. This comes with a number of problems with respect to performance. One possible solution is to always design applications to have a server process on very database machine. In that case, the database can be implemented as an embedded database for the server process, meaning that queries that are processed in this server process are as fast as server side queries. Remote clients can then just request certain data via RMI calls or similar and the native query code runs on the server. This is of course similar to what should be possible with stored procedures in some other databases.<text:line-break/><text:span text:style-name="T3">Another solution was presented at ICOODB 2010 by </text:span><text:span text:style-name="T4">William R. Cook and Ben Wiedermann ("</text:span><text:span text:style-name="T5">Remote Batch Invocation for SQL Databases", see [2]</text:span><text:span text:style-name="T4">) who propose an additional language keyword that identifies code blocks that should be executed remotely (on the server) rather than locally.</text:span></text:p>
        </text:list-item>
      </text:list>
      <text:p text:style-name="P1"><text:soft-page-break/>Queries on libraries?</text:p>
      <text:p text:style-name="Standard">Generally, I'm not sure that free-form queries are required on the database level, it may be sufficient to support them at a higher level. This may sound highly controversial, but lets again consider an equivalent from the programming language domain: libraries. Most libraries have an internal data structure and expose access to it via an API. To me this sounds very similar to the properly encapsulated data model of an application, which is essentially a custom library. The difference is, that this custom library uses internally a database to persist data, rather than storing it only in memory. But most libraries that I know provide only dedicated methods to access and retrieve data, but no query-language interface, even if the encapsulating application provides seemingly random access to end-users. I think it may be possible to generalize this such that an application uses internally only native queries, and exposes a query language API to users or other application modules where required.</text:p>
      <text:p text:style-name="Standard"/>
      <text:p text:style-name="P2">Conclusion</text:p>
      <text:p text:style-name="Standard">I believe native queries are a very good thing to have. They cause some issues due to un-optimizability (as far as I can tell) regarding model and query, but as I tried to argue, there is much less need or room for such optimizations compared to traditional database systems.</text:p>
      <text:p text:style-name="Standard">Other issues can be solved by having an application server process running on the database machine (e.g. no loading of indices to clients) or by exposing a query API for users of the persistent model.</text:p>
      <text:p text:style-name="Standard"/>
      <text:p text:style-name="Standard">Looking at the model optimization available in databases, would it make sense to think about runtime in-memory model optimization?</text:p>
      <text:p text:style-name="Standard"/>
      <text:h text:style-name="Heading_20_2" text:outline-level="2">Concurrency</text:h>
      <text:p text:style-name="Standard">Since the above paper has been published (1987), concurrency has become much more important through todays multi-core hardware and multi-machine parallelism but also through the development of naturally multi-threaded software, for example event controlled systems such as many GUI libraries. Accordingly, many programming languages provide a rich set of <text:s/>features to support concurrency. Nowadays programming languages tend to provide a larger variety of synchronization mechanisms than databases. Some aspects of application design directly affect concurrency problems in databases, for example some applications can be designed such that every client has a separate set of that persistent data that they write and update, which avoids most write conflicts. However, especially for object databases the predominant synchronization techniques seem to be pessimistic and optimistic locking (setting no-locking and eventual consistency aside). They are especially useful for longer transaction as they allow batching of CRUD operations and associated locking (batching allows to reduce network traffic and resulting delays). </text:p>
      <text:p text:style-name="Standard">In the programming language domain, there are related concepts to support concurrency, for example via the 'synchronized' keyword or via normal semaphores or barriers, all of which allow something that could be called lengthy 'transactions'. However the policy here is usually to avoid these lengthy areas of blocking code and use very small transactions instead. Similar techniques could be useful for databases, especially in cases where the transaction is short anyway. </text:p>
      <text:p text:style-name="Standard"/>
      <text:p text:style-name="Standard">Here is a list of some techniques that are used in programming languages but that are not available in databases, even though they appear useful:</text:p>
      <text:list xml:id="list34668604" text:style-name="L5">
        <text:list-item>
          <text:p text:style-name="P10"><text:span text:style-name="T9">Atomic operations</text:span> on primitives such as addAndGet(delta) in Java or classic CAS (compare and swap) are not available in (most) databases. They would require only a single network call and would allow optimized usage of locking (only for the time it takes to read and update the object).</text:p>
        </text:list-item>
        <text:list-item>
          <text:p text:style-name="P10"><text:span text:style-name="T9">Immutable objects</text:span>. This is a primitive but effective way of implementing efficient concurrency. Once created, an object can not be changed and can therefore not cause any concurrency issues. With respect to databases, the according optimization would mean that <text:soft-page-break/>such objects don't need locking (clients would not even need to request a lock if reloading the object after it fell from the cache) and they don't need refreshing, e.g. after commit or rolback. Finally, immutablility can be seen as a constraint that can be resolved in the client, meaning that a client can fail to update such an object without having to contact the database first.</text:p>
        </text:list-item>
        <text:list-item>
          <text:p text:style-name="P10"><text:span text:style-name="T9">Bound variables (dataflow concurrency)</text:span>. These are a bit similar to immutable objects in that they can't be modified. However, they are not initialized instantly, meaning that other threads can see that the object/field exists, even if it is not initilized. If a second thread wants to read the object, it blocks until the object/field is written. This allows for deterministic concurrency (a programm fails either always or never).</text:p>
        </text:list-item>
        <text:list-item>
          <text:p text:style-name="P10"><text:span text:style-name="T9">Singletons</text:span>. These do not really support concurrency, but they are affected by it. In particular, the creation of singletons is not straight forward. A creation process needs to either manually ensure after creation that no other process has created a second instance in the meantime or alternatively use a unique index with a constant defined in the singleton class to prevent double creation. Both ways have some overhead that could be avoided by a dedicated flag or operation in the database API. Singletons can also be seen as a constraint.</text:p>
        </text:list-item>
        <text:list-item>
          <text:p text:style-name="P10"><text:span text:style-name="T9">Transactional memory</text:span>. Traditionally, a database session can fail either when reading and object or when writing (updating) an object (locking errors occur also only during these operations). One interesting situation here is when an object is retrieved by one application and then another application tries to update it. With pessimistic locking, this can not happen, as it blocks write access to by the second application. Optimistic locking is much less prohibitive, but at the cost that it may fail only much later during commit, possibly resulting in losing hours of expensive processing in the first appllication. On solution used in transactional memory is to inform any registered application that a previously loaded object has been changed by another thread/application. The targeted application can then decide to ignore the event (the object is not required anymore, even though the transaction is not finished), refresh the object or abort the transaction and start from scratch. It may be possible to implement this using event systems that exist in many databases. But it seems that concurrency is not the main goal of these event systems, therefore it is not clear if they are fully optimised for concurrency purposes. In particular it would be nice if a transaction would automatically register for such an event if it loads an object and deregisters from the event if the transaction is rolled back or committed. Ideally it would automatically deregister when it does not rely on the value of the object anymore. This and a solution is discussed in more detail in the next section.</text:p>
        </text:list-item>
        <text:list-item>
          <text:p text:style-name="P10"><text:span text:style-name="T9">Encapsulation</text:span>. Another powerful way of supporting concurrency is encapsulation. This touches any many concurrency concepts ranging from simple Java 'synchronized' to message passing concurrency. The concept is that only one thread can see certain data at a given time. Examples are private fields in classes protected by 'synchronized', but also data structures that are private to a thread, agent or process. Translating this to databases would mean that beyond limiting the accessability of objects via read-locks or write-locks, one could think about limiting the visibility of objects, for example that a query returns only instances that are not 'owned' by another session at a certain point. In programming languages, such encapsulation implies that the encapsulated data strucures are not reachable from one another but a re completely separate. Accordingly, the data structures should not be connected through linmks in the databases either. To implement this in databases it would be necessary limit the encapsulation-breaking feature of queries (queries break encapsulation already by knowing that an object exists, because in-memory that object might only be referenced via a private field from another object which has no method to return the object). The solution would mean that objects or classes can be marked as invisible, such that they can not be returned by queries. If a process want to access such an object, it would have to access it via a defined root object (handle), which can be protected through normal locking.</text:p>
        </text:list-item>
      </text:list>
      <text:p text:style-name="Standard"><text:s/></text:p>
      <text:p text:style-name="Standard"><text:soft-page-break/></text:p>
      <text:p text:style-name="P2">Conclusion</text:p>
      <text:p text:style-name="Standard">Database concurrency has many requirements in common with application internal concurrency. I therefore believe that concurrency in applications and in databases could use common concepts and a common API, in particular, databases could benefit from simply supporting some of the concurrency constraucts that are available in modern languages. Using the same API would also narrow the gap between concurrency in databases and in applications.</text:p>
      <text:p text:style-name="Standard">In particular it would take the burden off the developers to handle (and be knowledgeable with) two different types of concurrency (database and application) in the same application.</text:p>
      <text:p text:style-name="Standard"/>
      <text:h text:style-name="Heading_20_2" text:outline-level="2">Transactions</text:h>
      <text:p text:style-name="Standard">The issue of the transactional nature of databases is very much related to concurrency (see discussion of transactional memory in the previous section). In fact, introducing concurrency into an application usually means grouping dependent operations into protected areas of code execution, accompanied by protecting by related data via encapcsulation, locking or similar techniques. This seems very much related to what database transactions do.</text:p>
      <text:p text:style-name="Standard">In Java, the most obvious transaction-like statement is probably 'synchronized' which locks out any other concurrent access to the same object, assuming that all other method implement this statement as well.</text:p>
      <text:p text:style-name="Standard">Some very interesting work here has been done by Briand D. Carlstrom et al. (Executing Java Programs with Transactional Memory, see [3]) who have modified a Java virtual machine such that it does not block execution at these statements, but executes the synchronized block and looks during execution and afterwards whether conflicts have occured with other threads. If a conflict occured, the section of the code is executed again from scratch. In a way, this could be called 'optimistic' execution. In a similar manner they modified implementation of other concurrency releated keywords.</text:p>
      <text:p text:style-name="Standard"/>
      <text:p text:style-name="Standard">They then used the modified machine to run several performance test such as 'SPECjbb2000', 'Java Grande' and custom tests. While the first to improved performance only slightly, the custom tests showed spectacular improvement for multi-threading, for example with 16 threads, the synchronized HashMap started to perform as well as Java's ConcurrentHashMap, while the HashMap on the original virtual machine was 18 times slower.</text:p>
      <text:p text:style-name="Standard">It should be noted that virtually none of the existing code had to be adapted to run on the modified virtual machine.</text:p>
      <text:p text:style-name="Standard"/>
      <text:p text:style-name="Standard">I mention this paper because it shows the power of optimistic execution compared to classic locking. While classic locking is not necessarily a worse, using this optimistic code execution approach shows that concurrency can be implemented simply by defining transactions, without having to worry about locking at all. Unfortunately, especially in highly concurrent code, database locking statements can become numerous.</text:p>
      <text:p text:style-name="Standard"/>
      <text:p text:style-name="Standard">Taking these ideas from transactional memory, the difference to classic optimistic locking in databases is that the executing transaction is automatically reset and restarted as soon as the transaction manager notices a conflict.</text:p>
      <text:p text:style-name="Standard"><text:s/></text:p>
      <text:p text:style-name="Standard">As an theoretical aside, transactional memory has the inverse locking conept of classic database locking. Classic database locking locks an object once it is required until the end of the transaction. Inversely, transactional memory requires that any accessed data is not modified remotely once the transaction started, but doesn't care once it has been accessed. </text:p>
      <text:p text:style-name="Standard"/>
      <text:p text:style-name="Standard">A simple implementation would improve the database such that it aborts transactions that are bound <text:soft-page-break/>to fail. </text:p>
      <text:p text:style-name="Standard">An advanced implementation would use the Java concurrency statements to start and stop database transactions.</text:p>
      <text:p text:style-name="Standard"/>
      <text:p text:style-name="P2">Conclusion</text:p>
      <text:p text:style-name="Standard">I believe that interruptible/restartable transaction can have a number of advantages:</text:p>
      <text:list xml:id="list34661445" text:style-name="L6">
        <text:list-item>
          <text:p text:style-name="P11">Performance under concurrency comparable to highly optimized code</text:p>
        </text:list-item>
        <text:list-item>
          <text:p text:style-name="P11">None of the complexity coming with highly optimized code</text:p>
        </text:list-item>
        <text:list-item>
          <text:p text:style-name="P11">Can avoid long lasting resource blocking or usage by early stopping of transactions that are bound to fail.</text:p>
        </text:list-item>
      </text:list>
      <text:p text:style-name="Standard"/>
      <text:h text:style-name="Heading_20_2" text:outline-level="2">References</text:h>
      <text:p text:style-name="Standard">[1] Toby Bloom and Stanley B. Zdonik. Issues in the Design of Object-Oriented Database Programming Languages. In <text:span text:style-name="T10">Proc. Intl. Conf. on </text:span><text:span text:style-name="Emphasis"><text:span text:style-name="T10">O</text:span></text:span><text:span text:style-name="Emphasis">bject-oriented Programming, Systems, Languages, and Applications</text:span><text:span text:style-name="T10"> (OOPSLA 1987)</text:span>, 1987</text:p>
      <text:p text:style-name="Standard">[2] <text:span text:style-name="T4">William R. Cook and Ben Wiedermann. </text:span><text:span text:style-name="T5">Remote Batch Invocation for SQL Databases. In </text:span><text:span text:style-name="T6">Proc. Intl. Conf. on Object Databases (ICOODB 2010)</text:span><text:span text:style-name="T5">, 2010</text:span></text:p>
      <text:p text:style-name="Standard">[3] <text:span text:style-name="T1">Brian D. Carlstrom, JaeWoong Chung, Hassan Chafi, Austen McDonald, Chi Cao Minh, Lance Hammond, Christos Kozyrakis, and Kunle Olukotun.</text:span><text:span text:style-name="T2"> Executing Java Program</text:span>s with Transactional Memory. In <text:span text:style-name="T10">Proc. In</text:span><text:span text:style-name="T7">tl. </text:span><text:span text:style-name="T8">Workshop on Synchronization and Concurrency in Object-Oriented Languages</text:span><text:span text:style-name="T7"> (SCOOL 2005)</text:span><text:span text:style-name="T2">, 2005</text:span></text:p>
      <text:p text:style-name="P3"/>
      <text:p text:style-name="P3"/>
      <text:p text:style-name="P3"/>
      <text:p text:style-name="P3"/>
      <text:h text:style-name="P12" text:outline-level="1">Update #1 - Spaces</text:h>
      <text:p text:style-name="Text_20_body"><text:span text:style-name="T2">Parallel programming: One problem is the shared database at the bottom of the processing hierarchy. Solution: split databases into 'spaces', where each space one is used by one Thread only. This works for the "pipes and filters type of approach" (</text:span><text:a xlink:type="simple" xlink:href="http://www.infoq.com/interviews/johnson-armstrong-parallel"><text:span text:style-name="T2">http://www.infoq.com/interviews/johnson-armstrong-parallel</text:span></text:a><text:span text:style-name="T2">#). This avoid locking, refreshes and concurrency related mechanisms.</text:span></text:p>
      <text:p text:style-name="P4">To facilitate that, queries and indices should be restricted to a single space. Furthermore, in ZooDB, each space needs it's own OID-index and POS-index, at least that would be nice to avoid concurrent updates.</text:p>
      <text:p text:style-name="P4">Even a normal DB could be used for that, for example by associating ond DB per Thread. </text:p>
      <text:p text:style-name="P4">But it would be nicer if all data would be in the same session, such that it could be moved between threads (well, threads could be assigned different DBs), and especially, it would allow merging and splitting of spaces.</text:p>
      <text:p text:style-name="P4">Question: Is merging/splitting of spaces useful? Often used? Required? </text:p>
      <text:p text:style-name="P4">Most flexible solution: Simply disallow queries and indices (everything that breaks encapsulation). Even the POS-Index could possibly be changed, because class-extents would not be required anymore (except for schema evolution ?!?). POS index would become a pure FSM/Schema evolution thing. DIfferent FSM: No paging anymore, FSM contains slotsize-&gt;pos mapping. Since it is sorted it should be easy to find a good slot for new objects (serialize them before finding slot). But how do we identify neighboutinr slots? Do we also need and FSM-pos-&gt;size mapping? This could be used to identify existing neighbour-slots if a new slot is freed.</text:p>
      <text:p text:style-name="P4">Maybe implement two separate mechanisms for small object (no page crossing) and larger objects (no other objects on page)?</text:p>
      <text:p text:style-name="P4"><text:soft-page-break/></text:p>
      <text:p text:style-name="P4"/>
      <text:p text:style-name="P4">Solution:</text:p>
      <text:p text:style-name="P4">Whenever a thread hands over data, it should commit the data first (?). That implies that commits are regional updates, only applying to the closure of the message. -&gt; Commit on every message-passing-event?</text:p>
      <text:p text:style-name="P4">Better: commit() whenever you want. But commit still is limited to the closure. Consistency with other commits (when restoring state) should be given implicitly. Or would we need a commit whenever (before?, after?) we split/merge messages? Meaning whenever a task is forked or joined?</text:p>
      <text:p text:style-name="P4">For the database, the commits() may need to executed serially to maintain serializability. Otherwise two commits() could overtake each other, for example if the first one is much bigger and therefore the second one finishes first. -&gt; Tiny comits again!! (addAndGet()).</text:p>
      <text:p text:style-name="P4"/>
      <text:p text:style-name="P4"/>
      <text:p text:style-name="P4"/>
      <text:p text:style-name="P4"/>
      <text:p text:style-name="P4"/>
      <text:p text:style-name="P4"/>
      <text:p text:style-name="P15">Queries:</text:p>
      <text:p text:style-name="P4">My experience shows that ODBMS have far simpler queries than those present in relational databases. This might be pure 'luck', but I belive there may be more to it:</text:p>
      <text:list xml:id="list35147174" text:style-name="L7">
        <text:list-item>
          <text:p text:style-name="P14">RDBMS tend to employ multiple models such as conceptual model, logical model and external models. Phrasing a query on the top model means that it has to be translated to be compatible with the data model in the database.</text:p>
        </text:list-item>
        <text:list-item>
          <text:p text:style-name="P14">Since no mapping is required, ODBMS are unlikely to have a developer that is only concerned with mapping and schema. This means that whoever manages database schemata may also be involved in actual coding, meaning that the datamodel is likely to be adapted to application needs. <text:line-break/>This may not be the case for RDBMS also because in RDBMS there seem to be a strong perception that a good database model is a normalizing model. However, in my perception, normalization does little to improve query performance. It mainly helps with reasoning, consistency (also during concurrency) and saving storage space (no redundancy).</text:p>
        </text:list-item>
        <text:list-item>
          <text:p text:style-name="P14">RDBMS inherenlty cause some queries to be more complicated. For example, depending on the mapping, this includes queries on classes in inheritance hierarchies, for instance a query that includes attributes of a class and of its super class at the same time.<text:line-break/>About other queries, I would have to think, but in Herschel, we never had queries that involved more than one class.</text:p>
        </text:list-item>
      </text:list>
      <text:p text:style-name="P4">Maybe this is also a reality check. Complex queries, especially joins, are frequently discussed in academia, but in industry, such queries should be avoided where possibly, because of their cost, especially on large databases. Joins don't scale!!</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14M2S</meta:editing-duration>
    <meta:editing-cycles>116</meta:editing-cycles>
    <meta:generator>LibreOffice/3.5$Windows_x86 LibreOffice_project/165a79a-7059095-e13bb37-fef39a4-9503d18</meta:generator>
    <dc:date>2012-06-13T15:20:57.97</dc:date>
    <meta:print-date>2011-09-22T16:10:44.98</meta:print-date>
    <meta:document-statistic meta:table-count="0" meta:image-count="0" meta:object-count="0" meta:page-count="7" meta:paragraph-count="86" meta:word-count="3818" meta:character-count="23063" meta:non-whitespace-character-count="20557"/>
    <meta:user-defined meta:name="Info 1"/>
    <meta:user-defined meta:name="Info 2"/>
    <meta:user-defined meta:name="Info 3"/>
    <meta:user-defined meta:name="Info 4"/>
  </office:meta>
</office:document-meta>
</file>